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6pt"/>
    </style:style>
    <style:style style:name="co2" style:family="table-column">
      <style:table-column-properties fo:break-before="auto" style:column-width="114.09pt"/>
    </style:style>
    <style:style style:name="co3" style:family="table-column">
      <style:table-column-properties fo:break-before="auto" style:column-width="94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b-pbi-peru-1960-2017" table:style-name="ta1">
        <table:shapes>
          <draw:frame draw:z-index="0" draw:style-name="gr1" draw:text-style-name="P1" svg:width="510.43pt" svg:height="287.09pt" svg:x="278.36pt" svg:y="43.65pt">
            <draw:object draw:notify-on-update-of-ranges="'wb-pbi-peru-1960-2017'.A1:'wb-pbi-peru-1960-2017'.A1 'wb-pbi-peru-1960-2017'.A2:'wb-pbi-peru-1960-2017'.A59 'wb-pbi-peru-1960-2017'.B1:'wb-pbi-peru-1960-2017'.B1 'wb-pbi-peru-1960-2017'.B2:'wb-pbi-peru-1960-2017'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PERU PBI EN BILLONES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[.C2]/1000000000" office:value-type="currency" office:currency="USD" office:value="2.57190806207692" calcext:value-type="currency">
            <text:p>$2.57</text:p>
          </table:table-cell>
          <table:table-cell table:style-name="ce1" table:formula="of:=2571908062.07692" office:value-type="currency" office:currency="USD" office:value="2571908062.07692" calcext:value-type="currency">
            <text:p>$2,571,908,062.08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[.C3]/1000000000" office:value-type="currency" office:currency="USD" office:value="2.89965484036563" calcext:value-type="currency">
            <text:p>$2.90</text:p>
          </table:table-cell>
          <table:table-cell table:style-name="ce1" office:value-type="currency" office:currency="USD" office:value="2899654840.36563" calcext:value-type="currency">
            <text:p>$2,899,654,840.37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[.C4]/1000000000" office:value-type="currency" office:currency="USD" office:value="3.28677318787687" calcext:value-type="currency">
            <text:p>$3.29</text:p>
          </table:table-cell>
          <table:table-cell table:style-name="ce1" office:value-type="currency" office:currency="USD" office:value="3286773187.87687" calcext:value-type="currency">
            <text:p>$3,286,773,187.88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[.C5]/1000000000" office:value-type="currency" office:currency="USD" office:value="3.60095777115299" calcext:value-type="currency">
            <text:p>$3.60</text:p>
          </table:table-cell>
          <table:table-cell table:style-name="ce1" office:value-type="currency" office:currency="USD" office:value="3600957771.15299" calcext:value-type="currency">
            <text:p>$3,600,957,771.1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[.C6]/1000000000" office:value-type="currency" office:currency="USD" office:value="4.35691387023504" calcext:value-type="currency">
            <text:p>$4.36</text:p>
          </table:table-cell>
          <table:table-cell table:style-name="ce1" office:value-type="currency" office:currency="USD" office:value="4356913870.23504" calcext:value-type="currency">
            <text:p>$4,356,913,870.24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[.C7]/1000000000" office:value-type="currency" office:currency="USD" office:value="5.16686106842164" calcext:value-type="currency">
            <text:p>$5.17</text:p>
          </table:table-cell>
          <table:table-cell table:style-name="ce1" office:value-type="currency" office:currency="USD" office:value="5166861068.42164" calcext:value-type="currency">
            <text:p>$5,166,861,068.42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[.C8]/1000000000" office:value-type="currency" office:currency="USD" office:value="6.11360772815668" calcext:value-type="currency">
            <text:p>$6.11</text:p>
          </table:table-cell>
          <table:table-cell table:style-name="ce1" office:value-type="currency" office:currency="USD" office:value="6113607728.15668" calcext:value-type="currency">
            <text:p>$6,113,607,728.1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[.C9]/1000000000" office:value-type="currency" office:currency="USD" office:value="6.20425375857616" calcext:value-type="currency">
            <text:p>$6.20</text:p>
          </table:table-cell>
          <table:table-cell table:style-name="ce1" office:value-type="currency" office:currency="USD" office:value="6204253758.57616" calcext:value-type="currency">
            <text:p>$6,204,253,758.58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[.C10]/1000000000" office:value-type="currency" office:currency="USD" office:value="5.73608383522481" calcext:value-type="currency">
            <text:p>$5.74</text:p>
          </table:table-cell>
          <table:table-cell table:style-name="ce1" office:value-type="currency" office:currency="USD" office:value="5736083835.22481" calcext:value-type="currency">
            <text:p>$5,736,083,835.2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[.C11]/1000000000" office:value-type="currency" office:currency="USD" office:value="6.42090978963824" calcext:value-type="currency">
            <text:p>$6.42</text:p>
          </table:table-cell>
          <table:table-cell table:style-name="ce1" office:value-type="currency" office:currency="USD" office:value="6420909789.63824" calcext:value-type="currency">
            <text:p>$6,420,909,789.64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[.C12]/1000000000" office:value-type="currency" office:currency="USD" office:value="7.43222317677261" calcext:value-type="currency">
            <text:p>$7.43</text:p>
          </table:table-cell>
          <table:table-cell table:style-name="ce1" office:value-type="currency" office:currency="USD" office:value="7432223176.77261" calcext:value-type="currency">
            <text:p>$7,432,223,176.77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[.C13]/1000000000" office:value-type="currency" office:currency="USD" office:value="8.28958288350127" calcext:value-type="currency">
            <text:p>$8.29</text:p>
          </table:table-cell>
          <table:table-cell table:style-name="ce1" office:value-type="currency" office:currency="USD" office:value="8289582883.50127" calcext:value-type="currency">
            <text:p>$8,289,582,883.5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[.C14]/1000000000" office:value-type="currency" office:currency="USD" office:value="9.18941340901292" calcext:value-type="currency">
            <text:p>$9.19</text:p>
          </table:table-cell>
          <table:table-cell table:style-name="ce1" office:value-type="currency" office:currency="USD" office:value="9189413409.01292" calcext:value-type="currency">
            <text:p>$9,189,413,409.0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[.C15]/1000000000" office:value-type="currency" office:currency="USD" office:value="10.9943818947984" calcext:value-type="currency">
            <text:p>$10.99</text:p>
          </table:table-cell>
          <table:table-cell table:style-name="ce1" office:value-type="currency" office:currency="USD" office:value="10994381894.7984" calcext:value-type="currency">
            <text:p>$10,994,381,894.8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[.C16]/1000000000" office:value-type="currency" office:currency="USD" office:value="13.8584412112196" calcext:value-type="currency">
            <text:p>$13.86</text:p>
          </table:table-cell>
          <table:table-cell table:style-name="ce1" office:value-type="currency" office:currency="USD" office:value="13858441211.2196" calcext:value-type="currency">
            <text:p>$13,858,441,211.2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[.C17]/1000000000" office:value-type="currency" office:currency="USD" office:value="16.8771637921284" calcext:value-type="currency">
            <text:p>$16.88</text:p>
          </table:table-cell>
          <table:table-cell table:style-name="ce1" office:value-type="currency" office:currency="USD" office:value="16877163792.1284" calcext:value-type="currency">
            <text:p>$16,877,163,792.1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.C18]/1000000000" office:value-type="currency" office:currency="USD" office:value="15.9477093796507" calcext:value-type="currency">
            <text:p>$15.95</text:p>
          </table:table-cell>
          <table:table-cell table:style-name="ce1" office:value-type="currency" office:currency="USD" office:value="15947709379.6507" calcext:value-type="currency">
            <text:p>$15,947,709,379.6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.C19]/1000000000" office:value-type="currency" office:currency="USD" office:value="14.6203866738544" calcext:value-type="currency">
            <text:p>$14.62</text:p>
          </table:table-cell>
          <table:table-cell table:style-name="ce1" office:value-type="currency" office:currency="USD" office:value="14620386673.8544" calcext:value-type="currency">
            <text:p>$14,620,386,673.8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.C20]/1000000000" office:value-type="currency" office:currency="USD" office:value="12.495779622071" calcext:value-type="currency">
            <text:p>$12.50</text:p>
          </table:table-cell>
          <table:table-cell table:style-name="ce1" office:value-type="currency" office:currency="USD" office:value="12495779622.071" calcext:value-type="currency">
            <text:p>$12,495,779,622.0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.C21]/1000000000" office:value-type="currency" office:currency="USD" office:value="15.9624594472168" calcext:value-type="currency">
            <text:p>$15.96</text:p>
          </table:table-cell>
          <table:table-cell table:style-name="ce1" office:value-type="currency" office:currency="USD" office:value="15962459447.2168" calcext:value-type="currency">
            <text:p>$15,962,459,447.2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.C22]/1000000000" office:value-type="currency" office:currency="USD" office:value="18.1340291796393" calcext:value-type="currency">
            <text:p>$18.13</text:p>
          </table:table-cell>
          <table:table-cell table:style-name="ce1" office:value-type="currency" office:currency="USD" office:value="18134029179.6393" calcext:value-type="currency">
            <text:p>$18,134,029,179.6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.C23]/1000000000" office:value-type="currency" office:currency="USD" office:value="21.6491376203055" calcext:value-type="currency">
            <text:p>$21.65</text:p>
          </table:table-cell>
          <table:table-cell table:style-name="ce1" office:value-type="currency" office:currency="USD" office:value="21649137620.3055" calcext:value-type="currency">
            <text:p>$21,649,137,620.3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.C24]/1000000000" office:value-type="currency" office:currency="USD" office:value="21.7934968193379" calcext:value-type="currency">
            <text:p>$21.79</text:p>
          </table:table-cell>
          <table:table-cell table:style-name="ce1" office:value-type="currency" office:currency="USD" office:value="21793496819.3379" calcext:value-type="currency">
            <text:p>$21,793,496,819.3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.C25]/1000000000" office:value-type="currency" office:currency="USD" office:value="17.3456244536916" calcext:value-type="currency">
            <text:p>$17.35</text:p>
          </table:table-cell>
          <table:table-cell table:style-name="ce1" office:value-type="currency" office:currency="USD" office:value="17345624453.6916" calcext:value-type="currency">
            <text:p>$17,345,624,453.69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.C26]/1000000000" office:value-type="currency" office:currency="USD" office:value="17.599660054286" calcext:value-type="currency">
            <text:p>$17.60</text:p>
          </table:table-cell>
          <table:table-cell table:style-name="ce1" office:value-type="currency" office:currency="USD" office:value="17599660054.286" calcext:value-type="currency">
            <text:p>$17,599,660,054.2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.C27]/1000000000" office:value-type="currency" office:currency="USD" office:value="16.5488270182872" calcext:value-type="currency">
            <text:p>$16.55</text:p>
          </table:table-cell>
          <table:table-cell table:style-name="ce1" office:value-type="currency" office:currency="USD" office:value="16548827018.2872" calcext:value-type="currency">
            <text:p>$16,548,827,018.29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.C28]/1000000000" office:value-type="currency" office:currency="USD" office:value="15.2442329578759" calcext:value-type="currency">
            <text:p>$15.24</text:p>
          </table:table-cell>
          <table:table-cell table:style-name="ce1" office:value-type="currency" office:currency="USD" office:value="15244232957.8759" calcext:value-type="currency">
            <text:p>$15,244,232,957.8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.C29]/1000000000" office:value-type="currency" office:currency="USD" office:value="20.7022983969717" calcext:value-type="currency">
            <text:p>$20.70</text:p>
          </table:table-cell>
          <table:table-cell table:style-name="ce1" office:value-type="currency" office:currency="USD" office:value="20702298396.9717" calcext:value-type="currency">
            <text:p>$20,702,298,396.9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.C30]/1000000000" office:value-type="currency" office:currency="USD" office:value="15.4394084472288" calcext:value-type="currency">
            <text:p>$15.44</text:p>
          </table:table-cell>
          <table:table-cell table:style-name="ce1" office:value-type="currency" office:currency="USD" office:value="15439408447.2288" calcext:value-type="currency">
            <text:p>$15,439,408,447.2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.C31]/1000000000" office:value-type="currency" office:currency="USD" office:value="22.4995590860343" calcext:value-type="currency">
            <text:p>$22.50</text:p>
          </table:table-cell>
          <table:table-cell table:style-name="ce1" office:value-type="currency" office:currency="USD" office:value="22499559086.0343" calcext:value-type="currency">
            <text:p>$22,499,559,086.0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.C32]/1000000000" office:value-type="currency" office:currency="USD" office:value="26.4103866693609" calcext:value-type="currency">
            <text:p>$26.41</text:p>
          </table:table-cell>
          <table:table-cell table:style-name="ce1" office:value-type="currency" office:currency="USD" office:value="26410386669.3609" calcext:value-type="currency">
            <text:p>$26,410,386,669.3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.C33]/1000000000" office:value-type="currency" office:currency="USD" office:value="34.6721223807687" calcext:value-type="currency">
            <text:p>$34.67</text:p>
          </table:table-cell>
          <table:table-cell table:style-name="ce1" office:value-type="currency" office:currency="USD" office:value="34672122380.7687" calcext:value-type="currency">
            <text:p>$34,672,122,380.7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.C34]/1000000000" office:value-type="currency" office:currency="USD" office:value="36.1392252879079" calcext:value-type="currency">
            <text:p>$36.14</text:p>
          </table:table-cell>
          <table:table-cell table:style-name="ce1" office:value-type="currency" office:currency="USD" office:value="36139225287.9079" calcext:value-type="currency">
            <text:p>$36,139,225,287.9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.C35]/1000000000" office:value-type="currency" office:currency="USD" office:value="35.1581099994973" calcext:value-type="currency">
            <text:p>$35.16</text:p>
          </table:table-cell>
          <table:table-cell table:style-name="ce1" office:value-type="currency" office:currency="USD" office:value="35158109999.4973" calcext:value-type="currency">
            <text:p>$35,158,109,999.5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.C36]/1000000000" office:value-type="currency" office:currency="USD" office:value="44.8820797668913" calcext:value-type="currency">
            <text:p>$44.88</text:p>
          </table:table-cell>
          <table:table-cell table:style-name="ce1" office:value-type="currency" office:currency="USD" office:value="44882079766.8913" calcext:value-type="currency">
            <text:p>$44,882,079,766.8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.C37]/1000000000" office:value-type="currency" office:currency="USD" office:value="53.3127936873836" calcext:value-type="currency">
            <text:p>$53.31</text:p>
          </table:table-cell>
          <table:table-cell table:style-name="ce1" office:value-type="currency" office:currency="USD" office:value="53312793687.3836" calcext:value-type="currency">
            <text:p>$53,312,793,687.3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.C38]/1000000000" office:value-type="currency" office:currency="USD" office:value="55.2524141303019" calcext:value-type="currency">
            <text:p>$55.25</text:p>
          </table:table-cell>
          <table:table-cell table:style-name="ce1" office:value-type="currency" office:currency="USD" office:value="55252414130.3019" calcext:value-type="currency">
            <text:p>$55,252,414,130.3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.C39]/1000000000" office:value-type="currency" office:currency="USD" office:value="58.1475225225225" calcext:value-type="currency">
            <text:p>$58.15</text:p>
          </table:table-cell>
          <table:table-cell table:style-name="ce1" office:value-type="currency" office:currency="USD" office:value="58147522522.5225" calcext:value-type="currency">
            <text:p>$58,147,522,522.5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.C40]/1000000000" office:value-type="currency" office:currency="USD" office:value="55.501467877381" calcext:value-type="currency">
            <text:p>$55.50</text:p>
          </table:table-cell>
          <table:table-cell table:style-name="ce1" office:value-type="currency" office:currency="USD" office:value="55501467877.381" calcext:value-type="currency">
            <text:p>$55,501,467,877.3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.C41]/1000000000" office:value-type="currency" office:currency="USD" office:value="50.187324567883" calcext:value-type="currency">
            <text:p>$50.19</text:p>
          </table:table-cell>
          <table:table-cell table:style-name="ce1" office:value-type="currency" office:currency="USD" office:value="50187324567.883" calcext:value-type="currency">
            <text:p>$50,187,324,567.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C42]/1000000000" office:value-type="currency" office:currency="USD" office:value="51.744749133213" calcext:value-type="currency">
            <text:p>$51.74</text:p>
          </table:table-cell>
          <table:table-cell table:style-name="ce1" office:value-type="currency" office:currency="USD" office:value="51744749133.213" calcext:value-type="currency">
            <text:p>$51,744,749,133.2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.C43]/1000000000" office:value-type="currency" office:currency="USD" office:value="52.0301587754055" calcext:value-type="currency">
            <text:p>$52.03</text:p>
          </table:table-cell>
          <table:table-cell table:style-name="ce1" office:value-type="currency" office:currency="USD" office:value="52030158775.4055" calcext:value-type="currency">
            <text:p>$52,030,158,775.4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.C44]/1000000000" office:value-type="currency" office:currency="USD" office:value="54.7775535150809" calcext:value-type="currency">
            <text:p>$54.78</text:p>
          </table:table-cell>
          <table:table-cell table:style-name="ce1" office:value-type="currency" office:currency="USD" office:value="54777553515.0809" calcext:value-type="currency">
            <text:p>$54,777,553,515.0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.C45]/1000000000" office:value-type="currency" office:currency="USD" office:value="58.7310301218671" calcext:value-type="currency">
            <text:p>$58.73</text:p>
          </table:table-cell>
          <table:table-cell table:style-name="ce1" office:value-type="currency" office:currency="USD" office:value="58731030121.8671" calcext:value-type="currency">
            <text:p>$58,731,030,121.8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.C46]/1000000000" office:value-type="currency" office:currency="USD" office:value="66.7687034975687" calcext:value-type="currency">
            <text:p>$66.77</text:p>
          </table:table-cell>
          <table:table-cell table:style-name="ce1" office:value-type="currency" office:currency="USD" office:value="66768703497.5687" calcext:value-type="currency">
            <text:p>$66,768,703,497.5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.C47]/1000000000" office:value-type="currency" office:currency="USD" office:value="76.0606060606061" calcext:value-type="currency">
            <text:p>$76.06</text:p>
          </table:table-cell>
          <table:table-cell table:style-name="ce1" office:value-type="currency" office:currency="USD" office:value="76060606060.6061" calcext:value-type="currency">
            <text:p>$76,060,606,060.6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.C48]/1000000000" office:value-type="currency" office:currency="USD" office:value="88.643193061748" calcext:value-type="currency">
            <text:p>$88.64</text:p>
          </table:table-cell>
          <table:table-cell table:style-name="ce1" office:value-type="currency" office:currency="USD" office:value="88643193061.748" calcext:value-type="currency">
            <text:p>$88,643,193,061.7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.C49]/1000000000" office:value-type="currency" office:currency="USD" office:value="102.170981144136" calcext:value-type="currency">
            <text:p>$102.17</text:p>
          </table:table-cell>
          <table:table-cell table:style-name="ce1" office:value-type="currency" office:currency="USD" office:value="102170981144.136" calcext:value-type="currency">
            <text:p>$102,170,981,144.1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.C50]/1000000000" office:value-type="currency" office:currency="USD" office:value="120.550599815441" calcext:value-type="currency">
            <text:p>$120.55</text:p>
          </table:table-cell>
          <table:table-cell table:style-name="ce1" office:value-type="currency" office:currency="USD" office:value="120550599815.441" calcext:value-type="currency">
            <text:p>$120,550,599,815.4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.C51]/1000000000" office:value-type="currency" office:currency="USD" office:value="120.822986521479" calcext:value-type="currency">
            <text:p>$120.82</text:p>
          </table:table-cell>
          <table:table-cell table:style-name="ce1" office:value-type="currency" office:currency="USD" office:value="120822986521.479" calcext:value-type="currency">
            <text:p>$120,822,986,521.4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.C52]/1000000000" office:value-type="currency" office:currency="USD" office:value="147.528937028778" calcext:value-type="currency">
            <text:p>$147.53</text:p>
          </table:table-cell>
          <table:table-cell table:style-name="ce1" office:value-type="currency" office:currency="USD" office:value="147528937028.778" calcext:value-type="currency">
            <text:p>$147,528,937,028.7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.C53]/1000000000" office:value-type="currency" office:currency="USD" office:value="171.761737046585" calcext:value-type="currency">
            <text:p>$171.76</text:p>
          </table:table-cell>
          <table:table-cell table:style-name="ce1" office:value-type="currency" office:currency="USD" office:value="171761737046.585" calcext:value-type="currency">
            <text:p>$171,761,737,046.5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.C54]/1000000000" office:value-type="currency" office:currency="USD" office:value="192.648999090082" calcext:value-type="currency">
            <text:p>$192.65</text:p>
          </table:table-cell>
          <table:table-cell table:style-name="ce1" office:value-type="currency" office:currency="USD" office:value="192648999090.082" calcext:value-type="currency">
            <text:p>$192,648,999,090.0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.C55]/1000000000" office:value-type="currency" office:currency="USD" office:value="201.217661645509" calcext:value-type="currency">
            <text:p>$201.22</text:p>
          </table:table-cell>
          <table:table-cell table:style-name="ce1" office:value-type="currency" office:currency="USD" office:value="201217661645.509" calcext:value-type="currency">
            <text:p>$201,217,661,645.5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.C56]/1000000000" office:value-type="currency" office:currency="USD" office:value="201.080662205002" calcext:value-type="currency">
            <text:p>$201.08</text:p>
          </table:table-cell>
          <table:table-cell table:style-name="ce1" office:value-type="currency" office:currency="USD" office:value="201080662205.002" calcext:value-type="currency">
            <text:p>$201,080,662,205.0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.C57]/1000000000" office:value-type="currency" office:currency="USD" office:value="189.92651676925" calcext:value-type="currency">
            <text:p>$189.93</text:p>
          </table:table-cell>
          <table:table-cell table:style-name="ce1" office:value-type="currency" office:currency="USD" office:value="189926516769.25" calcext:value-type="currency">
            <text:p>$189,926,516,769.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[.C58]/1000000000" office:value-type="currency" office:currency="USD" office:value="191.63965512133" calcext:value-type="currency">
            <text:p>$191.64</text:p>
          </table:table-cell>
          <table:table-cell table:style-name="ce1" office:value-type="currency" office:currency="USD" office:value="191639655121.33" calcext:value-type="currency">
            <text:p>$191,639,655,121.3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[.C59]/1000000000" office:value-type="currency" office:currency="USD" office:value="211.389272242157" calcext:value-type="currency">
            <text:p>$211.39</text:p>
          </table:table-cell>
          <table:table-cell table:style-name="ce1" office:value-type="currency" office:currency="USD" office:value="211389272242.157" calcext:value-type="currency">
            <text:p>$211,389,272,242.16</text:p>
          </table:table-cell>
        </table:table-row>
        <table:table-row table:style-name="ro1" table:number-rows-repeated="104851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9T21:45:17.916044913</dc:date>
    <meta:editing-duration>PT26M31S</meta:editing-duration>
    <meta:editing-cycles>5</meta:editing-cycles>
    <meta:generator>LibreOffice/6.0.1.1$MacOSX_X86_64 LibreOffice_project/60bfb1526849283ce2491346ed2aa51c465abfe6</meta:generator>
    <meta:document-statistic meta:table-count="1" meta:cell-count="1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104">
      <style:chart-properties chart:display-label="fals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8cm" svg:height="10.129cm" xlink:href=".." xlink:type="simple" chart:class="chart:line" chart:style-name="ch1">
        <chart:title svg:x="4.753cm" svg:y="0.337cm" chart:style-name="ch2">
          <text:p>PBI PERU PERIODO 1960 HASTA 2017</text:p>
        </chart:title>
        <chart:subtitle svg:x="6.509cm" svg:y="1.325cm" chart:style-name="ch3">
          <text:p>FUENTE BANCO MUNDIAL</text:p>
        </chart:subtitle>
        <chart:legend svg:x="6.834cm" svg:y="3.238cm" style:legend-expansion="custom" chartooo:width="3.092cm" chartooo:height="0.667cm" style:legend-expansion-aspect-ratio="4.63568215892054" chart:style-name="ch4"/>
        <chart:plot-area chart:style-name="ch5" table:cell-range-address="'wb-pbi-peru-1960-2017'.A1:'wb-pbi-peru-1960-2017'.B59" chart:data-source-has-labels="both" svg:x="1.352cm" svg:y="1.843cm" svg:width="16.385cm" svg:height="6.843cm">
          <chartooo:coordinate-region svg:x="2.804cm" svg:y="2.04cm" svg:width="14.794cm" svg:height="5.745cm"/>
          <chart:axis chart:dimension="x" chart:name="primary-x" chart:style-name="ch6" chartooo:axis-type="auto">
            <chartooo:date-scale/>
            <chart:title svg:x="9.14cm" svg:y="8.889cm" chart:style-name="ch7">
              <text:p>AÑO</text:p>
            </chart:title>
            <chart:categories table:cell-range-address="'wb-pbi-peru-1960-2017'.A2:'wb-pbi-peru-1960-2017'.A59"/>
            <chart:grid chart:style-name="ch8" chart:class="major"/>
          </chart:axis>
          <chart:axis chart:dimension="y" chart:name="primary-y" chart:style-name="ch9">
            <chart:title svg:x="0.357cm" svg:y="7.214cm" chart:style-name="ch10">
              <text:p>EN BILLONES DE
 DOLARES AMERICANOS</text:p>
            </chart:title>
            <chart:grid chart:style-name="ch8" chart:class="major"/>
          </chart:axis>
          <chart:axis chart:dimension="y" chart:name="secondary-y" chart:style-name="ch11"/>
          <chart:series chart:attached-axis="secondary-y" chart:style-name="ch12" chart:values-cell-range-address="'wb-pbi-peru-1960-2017'.B2:'wb-pbi-peru-1960-2017'.B59" chart:label-cell-address="'wb-pbi-peru-1960-2017'.B1:'wb-pbi-peru-1960-2017'.B1" chart:class="chart:line">
            <chart:data-point chart:repeated="5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U PBI EN BILLONES</text:p>
                <draw:g>
                  <svg:desc>'wb-pbi-peru-1960-2017'.B1:'wb-pbi-peru-1960-2017'.B1</svg:desc>
                </draw:g>
              </table:table-cell>
            </table:table-row>
          </table:table-header-rows>
          <table:table-rows>
            <table:table-row>
              <table:table-cell office:value-type="float" office:value="1960">
                <text:p>1960</text:p>
                <draw:g>
                  <svg:desc>'wb-pbi-peru-1960-2017'.A2:'wb-pbi-peru-1960-2017'.A59</svg:desc>
                </draw:g>
              </table:table-cell>
              <table:table-cell office:value-type="float" office:value="2.57190806207692">
                <text:p>2.57190806207692</text:p>
                <draw:g>
                  <svg:desc>'wb-pbi-peru-1960-2017'.B2:'wb-pbi-peru-1960-2017'.B59</svg:desc>
                </draw:g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2.89965484036563">
                <text:p>2.89965484036563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3.28677318787687">
                <text:p>3.28677318787687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3.60095777115299">
                <text:p>3.60095777115299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4.35691387023504">
                <text:p>4.35691387023504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5.16686106842164">
                <text:p>5.16686106842164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6.11360772815668">
                <text:p>6.11360772815668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6.20425375857616">
                <text:p>6.20425375857616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5.73608383522481">
                <text:p>5.73608383522481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6.42090978963824">
                <text:p>6.42090978963824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7.43222317677261">
                <text:p>7.43222317677261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8.28958288350127">
                <text:p>8.28958288350127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9.18941340901292">
                <text:p>9.18941340901292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10.9943818947984">
                <text:p>10.9943818947984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13.8584412112196">
                <text:p>13.8584412112196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16.8771637921284">
                <text:p>16.8771637921284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15.9477093796507">
                <text:p>15.9477093796507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14.6203866738544">
                <text:p>14.6203866738544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12.495779622071">
                <text:p>12.495779622071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15.9624594472168">
                <text:p>15.9624594472168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8.1340291796393">
                <text:p>18.1340291796393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21.6491376203055">
                <text:p>21.6491376203055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21.7934968193379">
                <text:p>21.7934968193379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7.3456244536916">
                <text:p>17.3456244536916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7.599660054286">
                <text:p>17.599660054286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16.5488270182872">
                <text:p>16.5488270182872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15.2442329578759">
                <text:p>15.2442329578759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20.7022983969717">
                <text:p>20.7022983969717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5.4394084472288">
                <text:p>15.4394084472288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22.4995590860343">
                <text:p>22.499559086034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6.4103866693609">
                <text:p>26.4103866693609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34.6721223807687">
                <text:p>34.6721223807687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36.1392252879079">
                <text:p>36.1392252879079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35.1581099994973">
                <text:p>35.1581099994973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44.8820797668913">
                <text:p>44.882079766891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53.3127936873836">
                <text:p>53.3127936873836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55.2524141303019">
                <text:p>55.2524141303019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58.1475225225225">
                <text:p>58.147522522522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55.501467877381">
                <text:p>55.50146787738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.187324567883">
                <text:p>50.18732456788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1.744749133213">
                <text:p>51.744749133213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52.0301587754055">
                <text:p>52.0301587754055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54.7775535150809">
                <text:p>54.7775535150809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8.7310301218671">
                <text:p>58.731030121867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.7687034975687">
                <text:p>66.768703497568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6.0606060606061">
                <text:p>76.060606060606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88.643193061748">
                <text:p>88.64319306174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.170981144136">
                <text:p>102.17098114413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20.550599815441">
                <text:p>120.55059981544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20.822986521479">
                <text:p>120.82298652147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47.528937028778">
                <text:p>147.52893702877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71.761737046585">
                <text:p>171.76173704658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92.648999090082">
                <text:p>192.64899909008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1.217661645509">
                <text:p>201.217661645509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01.080662205002">
                <text:p>201.08066220500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89.92651676925">
                <text:p>189.9265167692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91.63965512133">
                <text:p>191.6396551213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11.389272242157">
                <text:p>211.389272242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